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3EDCFDEDA955B5A4.png" manifest:media-type="image/png"/>
  <manifest:file-entry manifest:full-path="Pictures/100000000000055600000300E549B4802F1133B0.png" manifest:media-type="image/png"/>
  <manifest:file-entry manifest:full-path="Pictures/10000000000005560000030026715D2E5C327C8C.png" manifest:media-type="image/png"/>
  <manifest:file-entry manifest:full-path="Pictures/1000000000000556000003005B58B68DD217B025.png" manifest:media-type="image/png"/>
  <manifest:file-entry manifest:full-path="Pictures/1000000000000020000000204B249CA79A42C6D7.png" manifest:media-type="image/png"/>
  <manifest:file-entry manifest:full-path="Pictures/1000000000000103000000C22607DDC45951D46F.jpg" manifest:media-type="image/jpeg"/>
  <manifest:file-entry manifest:full-path="Pictures/1000000000000556000003005CBD383028FE8346.png" manifest:media-type="image/png"/>
  <manifest:file-entry manifest:full-path="Pictures/100000000000055600000300B61B73103FBD9B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808080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notes">
      <style:graphic-properties draw:fill-color="#ffffff" draw:auto-grow-height="true" fo:min-height="13.364cm"/>
    </style:style>
    <style:style style:name="pr3" style:family="presentation" style:parent-style-name="file_3a__2f__2f__2f_tmp_2f_Alizarin.otp-title">
      <style:graphic-properties draw:textarea-vertical-align="middle" fo:min-height="2.25cm"/>
    </style:style>
    <style:style style:name="pr4" style:family="presentation" style:parent-style-name="file_3a__2f__2f__2f_tmp_2f_Alizarin.otp-notes">
      <style:graphic-properties draw:fill-color="#ffffff" draw:auto-grow-height="true" fo:min-height="13.36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Ice</text:span><text:span text:style-name="T2"> </text:span><text:span text:style-name="T1">Cream</text:span><text:span text:style-name="T2"> </text:span><text:span text:style-name="T1">Wikiped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33" presentation:use-footer-name="ftr1" presentation:use-date-time-name="dtd1">
        <office:forms form:automatic-focus="false" form:apply-design-mode="false"/>
        <draw:frame presentation:style-name="pr3" draw:text-style-name="P3" draw:layer="layout" svg:width="25.743cm" svg:height="2.5cm" svg:x="1cm" svg:y="1cm" presentation:class="title" presentation:user-transformed="true">
          <draw:text-box>
            <text:p text:style-name="P3">Cold Sweet Happiness</text:p>
          </draw:text-box>
        </draw:frame>
        <draw:frame draw:style-name="gr2" draw:text-style-name="P4" draw:layer="layout" svg:width="8.752cm" svg:height="6.961cm" svg:x="0.244cm" svg:y="4.436cm" presentation:class="graphic" presentation:user-transformed="true">
          <draw:image xlink:href="Pictures/1000000000000556000003005CBD383028FE8346.png" xlink:type="simple" xlink:show="embed" xlink:actuate="onLoad">
            <text:p/>
          </draw:image>
        </draw:frame>
        <draw:frame draw:style-name="gr2" draw:text-style-name="P4" draw:layer="layout" svg:width="8.833cm" svg:height="6.758cm" svg:x="9.403cm" svg:y="4.436cm" presentation:class="graphic" presentation:user-transformed="true">
          <draw:image xlink:href="Pictures/100000000000055600000300B61B73103FBD9B7E.png" xlink:type="simple" xlink:show="embed" xlink:actuate="onLoad">
            <text:p/>
          </draw:image>
        </draw:frame>
        <draw:frame draw:style-name="gr2" draw:text-style-name="P4" draw:layer="layout" svg:width="8.467cm" svg:height="6.757cm" svg:x="18.521cm" svg:y="4.355cm" presentation:class="graphic" presentation:user-transformed="true">
          <draw:image xlink:href="Pictures/1000000000000556000003005B58B68DD217B025.png" xlink:type="simple" xlink:show="embed" xlink:actuate="onLoad">
            <text:p/>
          </draw:image>
        </draw:frame>
        <draw:frame draw:style-name="gr2" draw:text-style-name="P4" draw:layer="layout" svg:width="8.63cm" svg:height="6.472cm" svg:x="18.48cm" svg:y="11.641cm" presentation:class="graphic" presentation:user-transformed="true">
          <draw:image xlink:href="Pictures/100000000000055600000300E549B4802F1133B0.png" xlink:type="simple" xlink:show="embed" xlink:actuate="onLoad">
            <text:p/>
          </draw:image>
        </draw:frame>
        <draw:frame draw:style-name="gr2" draw:text-style-name="P4" draw:layer="layout" svg:width="8.711cm" svg:height="6.595cm" svg:x="9.403cm" svg:y="11.682cm" presentation:class="graphic" presentation:user-transformed="true">
          <draw:image xlink:href="Pictures/1000000000000556000003003EDCFDEDA955B5A4.png" xlink:type="simple" xlink:show="embed" xlink:actuate="onLoad">
            <text:p/>
          </draw:image>
        </draw:frame>
        <draw:frame draw:style-name="gr2" draw:text-style-name="P4" draw:layer="layout" svg:width="8.589cm" svg:height="6.431cm" svg:x="0.366cm" svg:y="11.723cm" presentation:class="graphic" presentation:user-transformed="true">
          <draw:image xlink:href="Pictures/10000000000005560000030026715D2E5C327C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00000000103000000C22607DDC45951D46F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1:12:29.826630095</meta:creation-date>
    <meta:editing-duration>PT6M52S</meta:editing-duration>
    <meta:editing-cycles>5</meta:editing-cycles>
    <meta:generator>LibreOffice/5.3.1.2$Linux_X86_64 LibreOffice_project/30m0$Build-2</meta:generator>
    <dc:date>2017-08-15T11:58:35.226901207</dc:date>
    <meta:document-statistic meta:object-count="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